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dc2300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dc2300"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text-properties style:use-window-font-color="true" fo:language="ru" fo:country="RU" fo:font-weight="normal" style:font-weight-asian="normal" style:font-weight-complex="normal"/>
    </style:style>
    <style:style style:name="P13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7" style:family="paragraph" style:parent-style-name="Standard" style:list-style-name="L2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4">
      <style:text-properties fo:language="ru" fo:country="RU" fo:font-weight="normal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T2" style:family="text">
      <style:text-properties fo:color="#dc2300" fo:font-size="10pt" fo:language="ru" fo:country="RU" fo:font-weight="normal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расным выделены не доработанные блоки.</text:p>
      <text:p text:style-name="P6">Система управления РПК.</text:p>
      <text:p text:style-name="P1"/>
      <text:p text:style-name="P1"/>
      <text:p text:style-name="P5">Аппаратная платформа.</text:p>
      <text:p text:style-name="P2"/>
      <text:p text:style-name="P4">Одно или несколько устройств объединенных в сеть. Каждое устройство имеет не менее одного порта Ethernet. Одно из устройств имеет два последовательных порта.</text:p>
      <text:p text:style-name="P4"/>
      <text:p text:style-name="P5">Программная платформа.</text:p>
      <text:p text:style-name="P2"/>
      <text:list xml:id="list19803858491" text:style-name="L1">
        <text:list-item>
          <text:p text:style-name="P16">Сборка на ядре Linux версии не ниже 3.2</text:p>
        </text:list-item>
        <text:list-item>
          <text:p text:style-name="P16">Web сервер (тип сервера определяется на этапе рабочего проекта)</text:p>
        </text:list-item>
      </text:list>
      <text:p text:style-name="P4"/>
      <text:p text:style-name="P5">Программное обеспечение.</text:p>
      <text:p text:style-name="P2"/>
      <text:p text:style-name="P4">ABMI.00083-01</text:p>
      <text:p text:style-name="P4">Название - «Система управления РПК» </text:p>
      <text:p text:style-name="P4"/>
      <text:p text:style-name="P4"><text:tab/>Система управления РПК состоит из:</text:p>
      <text:p text:style-name="P4"/>
      <text:list xml:id="list74974462" text:style-name="L2">
        <text:list-item>
          <text:p text:style-name="P17">модулей</text:p>
        </text:list-item>
        <text:list-item>
          <text:p text:style-name="P20">сайта управления конфигурирования и обновления системы (если это не модуль)</text:p>
        </text:list-item>
        <text:list-item>
          <text:p text:style-name="P17">скрипта установки</text:p>
          <text:p text:style-name="P17"/>
        </text:list-item>
      </text:list>
      <text:p text:style-name="P4"/>
      <text:p text:style-name="P4">Все программное обеспечение, кроме скрипта установки располагается в директории в '/srv/Ccb' Директория имеет структуру:</text:p>
      <text:p text:style-name="P4"/>
      <text:p text:style-name="P4"/>
      <text:p text:style-name="P7">Ccb--</text:p>
      <text:p text:style-name="P7"><text:tab/>|-Modules-------</text:p>
      <text:p text:style-name="P7"><text:tab/>|<text:tab/><text:tab/><text:tab/>|</text:p>
      <text:p text:style-name="P7"><text:tab/>|<text:tab/><text:tab/><text:tab/>|-Dispatcher-----</text:p>
      <text:p text:style-name="P7"><text:tab/>|<text:tab/><text:tab/><text:tab/>|<text:tab/><text:tab/><text:tab/>|</text:p>
      <text:p text:style-name="P7"><text:tab/>|<text:tab/><text:tab/><text:tab/>|<text:tab/><text:tab/><text:tab/>|-Bin-------</text:p>
      <text:p text:style-name="P7"><text:tab/>|<text:tab/><text:tab/><text:tab/>|<text:tab/><text:tab/><text:tab/>|<text:tab/><text:tab/>|-Исполняемые файлы модуля</text:p>
      <text:p text:style-name="P7"><text:tab/>|<text:tab/><text:tab/><text:tab/>|<text:tab/><text:tab/><text:tab/>|</text:p>
      <text:p text:style-name="P7"><text:tab/>|<text:tab/><text:tab/><text:tab/>|<text:tab/><text:tab/><text:tab/>|-Config---</text:p>
      <text:p text:style-name="P7"><text:tab/>|<text:tab/><text:tab/><text:tab/>|<text:tab/><text:tab/><text:tab/>|<text:tab/><text:tab/>|-Конфигурация модуля</text:p>
      <text:p text:style-name="P7"><text:tab/>|<text:tab/><text:tab/><text:tab/>|<text:tab/><text:tab/><text:tab/>|</text:p>
      <text:p text:style-name="P7"><text:tab/>|<text:tab/><text:tab/><text:tab/>|<text:tab/><text:tab/><text:tab/>|-Data------</text:p>
      <text:p text:style-name="P7"><text:tab/>|<text:tab/><text:tab/><text:tab/>|<text:tab/><text:tab/><text:tab/>|<text:tab/><text:tab/>|-Данные модуля</text:p>
      <text:p text:style-name="P7"><text:tab/>|<text:tab/><text:tab/><text:tab/>|<text:tab/><text:tab/><text:tab/>|</text:p>
      <text:p text:style-name="P7"><text:tab/>|<text:tab/><text:tab/><text:tab/>|<text:tab/><text:tab/><text:tab/>|-Scripts---</text:p>
      <text:p text:style-name="P7"><text:tab/>|<text:tab/><text:tab/><text:tab/>|<text:tab/><text:tab/><text:tab/>|<text:tab/><text:tab/>|-ccb_dispatcher_up</text:p>
      <text:p text:style-name="P7"><text:tab/>|<text:tab/><text:tab/><text:tab/>|<text:tab/><text:tab/><text:tab/>|<text:tab/><text:tab/>|-ccb_dispatcher_down</text:p>
      <text:p text:style-name="P7"><text:bookmark-start text:name="__DdeLink__686_298794196"/><text:tab/>|<text:tab/><text:tab/><text:tab/>|<text:tab/><text:tab/><text:tab/>|</text:p>
      <text:p text:style-name="P7"><text:tab/>|<text:tab/><text:tab/><text:tab/>|<text:tab/><text:tab/><text:tab/>|-Site-------</text:p>
      <text:p text:style-name="P7"><text:tab/>|<text:tab/><text:tab/><text:tab/>|<text:tab/><text:tab/><text:tab/><text:tab/><text:tab/>|-Сайт модуля</text:p>
      <text:p text:style-name="P7"><text:bookmark-end text:name="__DdeLink__686_298794196"/><text:tab/>|<text:tab/><text:tab/><text:tab/>|<text:tab/><text:tab/><text:tab/></text:p>
      <text:p text:style-name="P7"><text:tab/>|<text:tab/><text:tab/><text:tab/>|-Firefighting---</text:p>
      <text:p text:style-name="P7"><text:tab/>|<text:tab/><text:tab/><text:tab/>|<text:tab/><text:tab/><text:tab/>|</text:p>
      <text:p text:style-name="P7"><text:tab/>|<text:tab/><text:tab/><text:tab/>|<text:tab/><text:tab/><text:tab/>|-Bin-------</text:p>
      <text:p text:style-name="P7"><text:tab/>|<text:tab/><text:tab/><text:tab/>|<text:tab/><text:tab/><text:tab/>|<text:tab/><text:tab/>|-Исполняемые файлы модуля</text:p>
      <text:p text:style-name="P7"><text:tab/>|<text:tab/><text:tab/><text:tab/>|<text:tab/><text:tab/><text:tab/>|</text:p>
      <text:p text:style-name="P7"><text:tab/>|<text:tab/><text:tab/><text:tab/>|<text:tab/><text:tab/><text:tab/>|-Config---</text:p>
      <text:p text:style-name="P7"><text:tab/>|<text:tab/><text:tab/><text:tab/>|<text:tab/><text:tab/><text:tab/>|<text:tab/><text:tab/>|-Конфигурация модуля</text:p>
      <text:p text:style-name="P7"><text:tab/>|<text:tab/><text:tab/><text:tab/>|<text:tab/><text:tab/><text:tab/>|</text:p>
      <text:p text:style-name="P7"><text:tab/>|<text:tab/><text:tab/><text:tab/>|<text:tab/><text:tab/><text:tab/>|-Data------</text:p>
      <text:p text:style-name="P7"><text:soft-page-break/><text:tab/>|<text:tab/><text:tab/><text:tab/>|<text:tab/><text:tab/><text:tab/>|<text:tab/><text:tab/>|-Данные модуля</text:p>
      <text:p text:style-name="P7"><text:tab/>|<text:tab/><text:tab/><text:tab/>|<text:tab/><text:tab/><text:tab/>|</text:p>
      <text:p text:style-name="P7"><text:tab/>|<text:tab/><text:tab/><text:tab/>|<text:tab/><text:tab/><text:tab/>|-Scripts---</text:p>
      <text:p text:style-name="P7"><text:tab/>|<text:tab/><text:tab/><text:tab/>|<text:tab/><text:tab/><text:tab/>|<text:tab/><text:tab/>|-ccb_firefighting_up</text:p>
      <text:p text:style-name="P7"><text:tab/>|<text:tab/><text:tab/><text:tab/>|<text:tab/><text:tab/><text:tab/>|<text:tab/><text:tab/>|-ccb_firefighting_down</text:p>
      <text:p text:style-name="P7"><text:tab/>|<text:tab/><text:tab/><text:tab/>|<text:tab/><text:tab/><text:tab/>|</text:p>
      <text:p text:style-name="P7"><text:tab/>|<text:tab/><text:tab/><text:tab/>|<text:tab/><text:tab/><text:tab/>|-Site-------</text:p>
      <text:p text:style-name="P7"><text:tab/>|<text:tab/><text:tab/><text:tab/>|<text:tab/><text:tab/><text:tab/><text:tab/><text:tab/>|-Сайт модуля</text:p>
      <text:p text:style-name="P7"><text:tab/>|<text:tab/><text:tab/><text:tab/>|<text:tab/><text:tab/><text:tab/><text:tab/></text:p>
      <text:p text:style-name="P7"><text:tab/>|<text:tab/><text:tab/><text:tab/>|-IO--</text:p>
      <text:p text:style-name="P7"><text:tab/>|<text:tab/><text:tab/><text:tab/>|<text:tab/>|</text:p>
      <text:p text:style-name="P7"><text:tab/>|<text:tab/><text:tab/><text:tab/>|<text:tab/>|-Bin-------</text:p>
      <text:p text:style-name="P7"><text:tab/>|<text:tab/><text:tab/><text:tab/>|<text:tab/>|<text:tab/><text:tab/>|-Исполняемые файлы модуля</text:p>
      <text:p text:style-name="P7"><text:tab/>|<text:tab/><text:tab/><text:tab/>|<text:tab/>|</text:p>
      <text:p text:style-name="P7"><text:tab/>|<text:tab/><text:tab/><text:tab/>|<text:tab/>|-Config---</text:p>
      <text:p text:style-name="P7"><text:tab/>|<text:tab/><text:tab/><text:tab/>|<text:tab/>|<text:tab/><text:tab/>|-Конфигурация модуля</text:p>
      <text:p text:style-name="P7"><text:tab/>|<text:tab/><text:tab/><text:tab/>|<text:tab/>|</text:p>
      <text:p text:style-name="P7"><text:tab/>|<text:tab/><text:tab/><text:tab/>|<text:tab/>|-Data------</text:p>
      <text:p text:style-name="P7"><text:tab/>|<text:tab/><text:tab/><text:tab/>|<text:tab/>|<text:tab/><text:tab/>|-Данные модуля</text:p>
      <text:p text:style-name="P7"><text:tab/>|<text:tab/><text:tab/><text:tab/>|<text:tab/>|</text:p>
      <text:p text:style-name="P7"><text:tab/>|<text:tab/><text:tab/><text:tab/>|<text:tab/>|-Scripts---</text:p>
      <text:p text:style-name="P7"><text:tab/>|<text:tab/><text:tab/><text:tab/>|<text:tab/>|<text:tab/><text:tab/>|-ccb_io_up</text:p>
      <text:p text:style-name="P7"><text:tab/>|<text:tab/><text:tab/><text:tab/>|<text:tab/>|<text:tab/><text:tab/>|-ccb_io_down</text:p>
      <text:p text:style-name="P7"><text:tab/>|<text:tab/><text:tab/><text:tab/>|<text:tab/>|</text:p>
      <text:p text:style-name="P7"><text:tab/>|<text:tab/><text:tab/><text:tab/>|<text:tab/>|-Site-------</text:p>
      <text:p text:style-name="P7"><text:tab/>|<text:tab/><text:tab/><text:tab/>|<text:tab/><text:tab/><text:tab/>|-Сайт модуля</text:p>
      <text:p text:style-name="P7"><text:tab/>|<text:tab/><text:tab/><text:tab/>|<text:tab/><text:tab/><text:tab/></text:p>
      <text:p text:style-name="P7"><text:tab/>|<text:tab/><text:tab/><text:tab/>|-Log------</text:p>
      <text:p text:style-name="P7"><text:tab/>|<text:tab/><text:tab/><text:tab/>|<text:tab/><text:tab/>|</text:p>
      <text:p text:style-name="P7"><text:tab/>|<text:tab/><text:tab/><text:tab/>|<text:tab/><text:tab/>|-Bin-------</text:p>
      <text:p text:style-name="P7"><text:tab/>|<text:tab/><text:tab/><text:tab/>|<text:tab/><text:tab/>|<text:tab/><text:tab/>|-Исполняемые файлы модуля</text:p>
      <text:p text:style-name="P7"><text:tab/>|<text:tab/><text:tab/><text:tab/>|<text:tab/><text:tab/>|</text:p>
      <text:p text:style-name="P7"><text:tab/>|<text:tab/><text:tab/><text:tab/>|<text:tab/><text:tab/>|-Config---</text:p>
      <text:p text:style-name="P7"><text:tab/>|<text:tab/><text:tab/><text:tab/>|<text:tab/><text:tab/>|<text:tab/><text:tab/>|-Конфигурация модуля</text:p>
      <text:p text:style-name="P7"><text:tab/>|<text:tab/><text:tab/><text:tab/>|<text:tab/><text:tab/>|</text:p>
      <text:p text:style-name="P7"><text:tab/>|<text:tab/><text:tab/><text:tab/>|<text:tab/><text:tab/>|-Data------</text:p>
      <text:p text:style-name="P7"><text:tab/>|<text:tab/><text:tab/><text:tab/>|<text:tab/><text:tab/>|<text:tab/><text:tab/>|-Данные модуля</text:p>
      <text:p text:style-name="P7"><text:tab/>|<text:tab/><text:tab/><text:tab/>|<text:tab/><text:tab/>|</text:p>
      <text:p text:style-name="P7"><text:tab/>|<text:tab/><text:tab/><text:tab/>|<text:tab/><text:tab/>|-Scripts---</text:p>
      <text:p text:style-name="P7"><text:tab/>|<text:tab/><text:tab/><text:tab/>|<text:tab/><text:tab/>|<text:tab/><text:tab/>|-ccb_log_up</text:p>
      <text:p text:style-name="P7"><text:tab/>|<text:tab/><text:tab/><text:tab/>|<text:tab/><text:tab/>|<text:tab/><text:tab/>|-ccb_log_down</text:p>
      <text:p text:style-name="P7"><text:tab/>|<text:tab/><text:tab/><text:tab/>|<text:tab/><text:tab/>|</text:p>
      <text:p text:style-name="P7"><text:tab/>|<text:tab/><text:tab/><text:tab/>|<text:tab/><text:tab/>|-Site-------</text:p>
      <text:p text:style-name="P7"><text:tab/>|<text:tab/><text:tab/><text:tab/>|<text:tab/><text:tab/><text:tab/><text:tab/>|-Сайт модуля</text:p>
      <text:p text:style-name="P7"><text:tab/>|<text:tab/><text:tab/><text:tab/>|<text:tab/><text:tab/><text:tab/></text:p>
      <text:p text:style-name="P7"><text:tab/>|<text:tab/><text:tab/><text:tab/>|-Network-------</text:p>
      <text:p text:style-name="P7"><text:tab/>|<text:tab/><text:tab/><text:tab/>|<text:tab/><text:tab/><text:tab/>|</text:p>
      <text:p text:style-name="P7"><text:tab/>|<text:tab/><text:tab/><text:tab/>|<text:tab/><text:tab/><text:tab/>|-Bin-------</text:p>
      <text:p text:style-name="P7"><text:tab/>|<text:tab/><text:tab/><text:tab/>|<text:tab/><text:tab/><text:tab/>|<text:tab/><text:tab/>|-Исполняемые файлы модуля</text:p>
      <text:p text:style-name="P7"><text:tab/>|<text:tab/><text:tab/><text:tab/>|<text:tab/><text:tab/><text:tab/>|</text:p>
      <text:p text:style-name="P7"><text:tab/>|<text:tab/><text:tab/><text:tab/>|<text:tab/><text:tab/><text:tab/>|-Config---</text:p>
      <text:p text:style-name="P7"><text:tab/>|<text:tab/><text:tab/><text:tab/>|<text:tab/><text:tab/><text:tab/>|<text:tab/><text:tab/>|-Конфигурация модуля</text:p>
      <text:p text:style-name="P7"><text:tab/>|<text:tab/><text:tab/><text:tab/>|<text:tab/><text:tab/><text:tab/>|</text:p>
      <text:p text:style-name="P7"><text:tab/>|<text:tab/><text:tab/><text:tab/>|<text:tab/><text:tab/><text:tab/>|-Data------</text:p>
      <text:p text:style-name="P7"><text:tab/>|<text:tab/><text:tab/><text:tab/>|<text:tab/><text:tab/><text:tab/>|<text:tab/><text:tab/>|-Данные модуля</text:p>
      <text:p text:style-name="P7"><text:tab/>|<text:tab/><text:tab/><text:tab/>|<text:tab/><text:tab/><text:tab/>|</text:p>
      <text:p text:style-name="P7"><text:tab/>|<text:tab/><text:tab/><text:tab/>|<text:tab/><text:tab/><text:tab/>|-Scripts---</text:p>
      <text:p text:style-name="P7"><text:tab/>|<text:tab/><text:tab/><text:tab/>|<text:tab/><text:tab/><text:tab/>|<text:tab/><text:tab/>|-ccb_log_up</text:p>
      <text:p text:style-name="P7"><text:tab/>|<text:tab/><text:tab/><text:tab/>|<text:tab/><text:tab/><text:tab/>|<text:tab/><text:tab/>|-ccb_log_down</text:p>
      <text:p text:style-name="P7"><text:tab/>|<text:tab/><text:tab/><text:tab/>|<text:tab/><text:tab/><text:tab/>|</text:p>
      <text:p text:style-name="P7"><text:tab/>|<text:tab/><text:tab/><text:tab/>|<text:tab/><text:tab/><text:tab/>|-Site-------</text:p>
      <text:p text:style-name="P7"><text:tab/>|<text:tab/><text:tab/><text:tab/>|<text:tab/><text:tab/><text:tab/><text:tab/><text:tab/>|-Сайт модуля</text:p>
      <text:p text:style-name="P7"><text:tab/>|<text:tab/><text:tab/><text:tab/>|<text:tab/><text:tab/><text:tab/></text:p>
      <text:p text:style-name="P7"><text:tab/>|<text:tab/><text:tab/><text:tab/>|-Rfc-------</text:p>
      <text:p text:style-name="P7"><text:tab/>|<text:tab/><text:tab/><text:tab/>|<text:tab/><text:tab/>|</text:p>
      <text:p text:style-name="P7"><text:tab/>|<text:tab/><text:tab/><text:tab/>|<text:tab/><text:tab/>|-Bin-------</text:p>
      <text:p text:style-name="P7"><text:tab/>|<text:tab/><text:tab/><text:tab/>|<text:tab/><text:tab/>|<text:tab/><text:tab/>|-Исполняемые файлы модуля</text:p>
      <text:p text:style-name="P7"><text:soft-page-break/><text:tab/>|<text:tab/><text:tab/><text:tab/>|<text:tab/><text:tab/>|</text:p>
      <text:p text:style-name="P7"><text:tab/>|<text:tab/><text:tab/><text:tab/>|<text:tab/><text:tab/>|-Config---</text:p>
      <text:p text:style-name="P7"><text:tab/>|<text:tab/><text:tab/><text:tab/>|<text:tab/><text:tab/>|<text:tab/><text:tab/>|-Конфигурация модуля</text:p>
      <text:p text:style-name="P7"><text:tab/>|<text:tab/><text:tab/><text:tab/>|<text:tab/><text:tab/>|</text:p>
      <text:p text:style-name="P7"><text:tab/>|<text:tab/><text:tab/><text:tab/>|<text:tab/><text:tab/>|-Data------</text:p>
      <text:p text:style-name="P7"><text:tab/>|<text:tab/><text:tab/><text:tab/>|<text:tab/><text:tab/>|<text:tab/><text:tab/>|-Данные модуля</text:p>
      <text:p text:style-name="P7"><text:tab/>|<text:tab/><text:tab/><text:tab/>|<text:tab/><text:tab/>|</text:p>
      <text:p text:style-name="P7"><text:tab/>|<text:tab/><text:tab/><text:tab/>|<text:tab/><text:tab/>|-Scripts---</text:p>
      <text:p text:style-name="P7"><text:tab/>|<text:tab/><text:tab/><text:tab/>|<text:tab/><text:tab/>|<text:tab/><text:tab/>|-ccb_log_up</text:p>
      <text:p text:style-name="P7"><text:tab/>|<text:tab/><text:tab/><text:tab/>|<text:tab/><text:tab/>|<text:tab/><text:tab/>|-ccb_log_down</text:p>
      <text:p text:style-name="P7"><text:tab/>|<text:tab/><text:tab/><text:tab/>|<text:tab/><text:tab/>|</text:p>
      <text:p text:style-name="P7"><text:tab/>|<text:tab/><text:tab/><text:tab/>|<text:tab/><text:tab/>|-Site-------</text:p>
      <text:p text:style-name="P7"><text:tab/>|<text:tab/><text:tab/><text:tab/>|<text:tab/><text:tab/><text:tab/><text:tab/>|-Сайт модуля</text:p>
      <text:p text:style-name="P7"><text:tab/>|<text:tab/><text:tab/><text:tab/>|</text:p>
      <text:p text:style-name="P7"><text:tab/>|<text:tab/><text:tab/><text:tab/>|-System--</text:p>
      <text:p text:style-name="P7"><text:tab/>|<text:tab/><text:tab/><text:tab/><text:tab/><text:tab/>|</text:p>
      <text:p text:style-name="P7"><text:tab/>|<text:tab/><text:tab/><text:tab/><text:tab/><text:tab/>|-Bin-------</text:p>
      <text:p text:style-name="P7"><text:tab/>|<text:tab/><text:tab/><text:tab/><text:tab/><text:tab/>|<text:tab/><text:tab/>|-Исполняемые файлы модуля</text:p>
      <text:p text:style-name="P7"><text:tab/>|<text:tab/><text:tab/><text:tab/><text:tab/><text:tab/>|</text:p>
      <text:p text:style-name="P7"><text:tab/>|<text:tab/><text:tab/><text:tab/><text:tab/><text:tab/>|-Config---</text:p>
      <text:p text:style-name="P7"><text:tab/>|<text:tab/><text:tab/><text:tab/><text:tab/><text:tab/>|<text:tab/><text:tab/>|-Конфигурация модуля</text:p>
      <text:p text:style-name="P7"><text:tab/>|<text:tab/><text:tab/><text:tab/><text:tab/><text:tab/>|</text:p>
      <text:p text:style-name="P7"><text:tab/>|<text:tab/><text:tab/><text:tab/><text:tab/><text:tab/>|-Data------</text:p>
      <text:p text:style-name="P7"><text:tab/>|<text:tab/><text:tab/><text:tab/><text:tab/><text:tab/>|<text:tab/><text:tab/>|-Данные модуля</text:p>
      <text:p text:style-name="P7"><text:tab/>|<text:tab/><text:tab/><text:tab/><text:tab/><text:tab/>|</text:p>
      <text:p text:style-name="P7"><text:tab/>|<text:tab/><text:tab/><text:tab/><text:tab/><text:tab/>|-Scripts---</text:p>
      <text:p text:style-name="P7"><text:tab/>|<text:tab/><text:tab/><text:tab/><text:tab/><text:tab/>|<text:tab/><text:tab/>|-ccb_system_up</text:p>
      <text:p text:style-name="P7"><text:tab/>|<text:tab/><text:tab/><text:tab/><text:tab/><text:tab/>|<text:tab/><text:tab/>|-ccb_system_down</text:p>
      <text:p text:style-name="P7"><text:tab/>|<text:tab/><text:tab/><text:tab/><text:tab/><text:tab/>|</text:p>
      <text:p text:style-name="P7"><text:tab/>|<text:tab/><text:tab/><text:tab/><text:tab/><text:tab/>|-Site-------</text:p>
      <text:p text:style-name="P7"><text:tab/>|<text:tab/><text:tab/><text:tab/><text:tab/><text:tab/><text:tab/><text:tab/>|-Сайт модуля</text:p>
      <text:p text:style-name="P7"><text:tab/>|<text:tab/><text:tab/><text:tab/></text:p>
      <text:p text:style-name="P11"><text:tab/><text:span text:style-name="T2">|-Web----- apache или свой сервер для страниц без ... тогда это модуль управления конфигурирования и обновления</text:span></text:p>
      <text:p text:style-name="P9"><text:tab/>|<text:tab/><text:tab/>|-Сайт</text:p>
      <text:p text:style-name="P7"/>
      <text:p text:style-name="P7"/>
      <text:p text:style-name="P4"><text:tab/>Все файлы модуля имеют префикс 'ccb_имямодуля_', все остальные файлы системы имеют префикс 'ccb_'. </text:p>
      <text:p text:style-name="P4"/>
      <text:p text:style-name="P4"><text:tab/>Скрипты являются скриптами bash. </text:p>
      <text:p text:style-name="P4"/>
      <text:p text:style-name="P4"><text:tab/>Во всех текстовых файлах перевод строки - символ '\n'. </text:p>
      <text:p text:style-name="P4"/>
      <text:p text:style-name="P4"><text:tab/>Формат файла конфигурации описан в приложении («Приложение 2_2. Модуль. Файл конфигурации»). </text:p>
      <text:p text:style-name="P8"/>
      <text:p text:style-name="P8">Добавить описание назначения каталогов и файлов, процесса запуска и остановки системы.</text:p>
      <text:p text:style-name="P4"/>
      <text:p text:style-name="P4"/>
      <text:p text:style-name="P5">Модули системы.</text:p>
      <text:p text:style-name="P2"/>
      <text:list xml:id="list1713660823" text:style-name="L3">
        <text:list-item>
          <text:p text:style-name="P18">диспетчер</text:p>
        </text:list-item>
        <text:list-item>
          <text:p text:style-name="P18">ввод-вывод</text:p>
        </text:list-item>
        <text:list-item>
          <text:p text:style-name="P18">журнал</text:p>
        </text:list-item>
        <text:list-item>
          <text:p text:style-name="P18">пожаротушение</text:p>
        </text:list-item>
        <text:list-item>
          <text:p text:style-name="P18">сеть</text:p>
        </text:list-item>
        <text:list-item>
          <text:p text:style-name="P18">системный</text:p>
        </text:list-item>
        <text:list-item>
          <text:p text:style-name="P18">РПК</text:p>
        </text:list-item>
      </text:list>
      <text:p text:style-name="P2"/>
      <text:p text:style-name="P2"><text:tab/><text:span text:style-name="T4">Общее описание модуля дано в приложении </text:span><text:span text:style-name="T3">(«Приложение 2. Модуль.»)</text:span></text:p>
      <text:p text:style-name="P11"/>
      <text:p text:style-name="P11"><text:soft-page-break/></text:p>
      <text:p text:style-name="P2">Диспетчер.</text:p>
      <text:p text:style-name="P2"/>
      <text:p text:style-name="P4"><text:tab/>Диспетчер следит за работой остальных модулей системы используя протокол обмена диспетчера. При определении зависания модуля или его аварийного завершения диспетчер перезапускает аварийный модуль. В системе одновременно работают два модуля диспетчера . Первичный - контролирует работу модулей и вторичного диспетчера, вторичный дополнительный - контролирует только первичного диспетчера. Модуль «Диспетчер» описан в приложении («Приложение 3. Модули. Диспетчер»).</text:p>
      <text:p text:style-name="P4"/>
      <text:p text:style-name="P2">Ввод-вывод.</text:p>
      <text:p text:style-name="P2"/>
      <text:p text:style-name="P4"><text:tab/>Обеспечивает работу с удаленными модулями ввода-вывода, подключенными через интерфейс Ethernet. Модуль «Ввод-вывод» описан в приложении («Приложение 4. Модули. Ввод-вывод»).</text:p>
      <text:p text:style-name="P4"/>
      <text:p text:style-name="P2">Журнал.</text:p>
      <text:p text:style-name="P2"/>
      <text:p text:style-name="P4"><text:tab/>Выполняет сбор и сохранение информации о событиях, изменениях состояний устройств РПК (в частности неисправностях) и модулях. Модуль «Журнал» описан в приложении («Приложение 5. Модули. Журнал»).</text:p>
      <text:p text:style-name="P4"/>
      <text:p text:style-name="P2">Пожаротушение.</text:p>
      <text:p text:style-name="P2"/>
      <text:p text:style-name="P4"><text:tab/>Управляет устройствами РПК для обеспечения функций пожаротушения. Модуль «Пожаротушение» описан в приложении («Приложение 6. Модули. Пожаротушение»).</text:p>
      <text:p text:style-name="P12"/>
      <text:p text:style-name="P15">РПК.</text:p>
      <text:p text:style-name="P13"/>
      <text:p text:style-name="P14"><text:tab/><text:span text:style-name="T5">Модуль «РПК» описан в приложении («Приложение 7. Модули. РПК»).</text:span></text:p>
      <text:p text:style-name="P2"/>
      <text:p text:style-name="P15">Сеть.</text:p>
      <text:p text:style-name="P13"/>
      <text:p text:style-name="P14"><text:tab/><text:span text:style-name="T5">Модуль «Сеть» описан в приложении («Приложение 8. Модули. Сеть»).</text:span></text:p>
      <text:p text:style-name="P2"/>
      <text:p text:style-name="P15">Системный.</text:p>
      <text:p text:style-name="P13"/>
      <text:p text:style-name="P14"><text:tab/><text:span text:style-name="T5">Модуль «Системный» описан в приложении («Приложение 9. Модули. Системный»).</text:span></text:p>
      <text:p text:style-name="P2"/>
      <text:p text:style-name="P3"/>
      <text:p text:style-name="P10">Сайт системы.</text:p>
      <text:p text:style-name="P2"/>
      <text:p text:style-name="P11"><text:tab/><text:span text:style-name="T1">Сайт позволяющий с удаленного терминала управлять системой во всех режимах работы, изменять конфигурацию комплекса, обновлять программное обеспечение системы управления и устройств комплекса. Сайт описан в приложении («Приложение 10. Сайт системы»).</text:span></text:p>
      <text:p text:style-name="P4"/>
      <text:p text:style-name="P5">Установка системы.</text:p>
      <text:p text:style-name="P2"/>
      <text:p text:style-name="P4"><text:tab/>Установка выполняется скриптом ccb_install. Скрипт является скриптом bash и содержит в себе код установки и образ системы. Скрипт:</text:p>
      <text:p text:style-name="P4"/>
      <text:list xml:id="list1985603649" text:style-name="L4">
        <text:list-item>
          <text:p text:style-name="P19">проверяет операционную систему на соответствие требованиям (версия ядра, тип и версия Web сервера). В случае не соответствия требованиям завершает работу.</text:p>
        </text:list-item>
        <text:list-item>
          <text:p text:style-name="P19">создает директорию системы со всеми файлами по умолчанию</text:p>
        </text:list-item>
        <text:list-item>
          <text:p text:style-name="P19">настраивает операционную систему на автозапуск «Системы управления РПК» в процессе старта операционной системы</text:p>
        </text:list-item>
      </text:list>
      <text:p text:style-name="P4"/>
      <text:p text:style-name="P4"><text:soft-page-break/>Скрипт в процессе работы выводит сообщения о процессе установки в стандартный выв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016cm" fo:margin-top="1.016cm" fo:margin-bottom="1.016cm" fo:margin-left="1.016cm" fo:margin-right="1.016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22T22:45:09</dc:date>
    <dc:creator>ilja </dc:creator>
    <meta:editing-duration>PT21H10M48S</meta:editing-duration>
    <meta:editing-cycles>287</meta:editing-cycles>
    <meta:generator>LibreOffice/3.5$Linux_X86_64 LibreOffice_project/350m1$Build-2</meta:generator>
    <meta:printed-by>ilja </meta:printed-by>
    <meta:print-date>2013-03-21T11:20:03</meta:print-date>
    <meta:document-statistic meta:table-count="0" meta:image-count="0" meta:object-count="0" meta:page-count="5" meta:paragraph-count="182" meta:word-count="865" meta:character-count="5838" meta:non-whitespace-character-count="4539"/>
  </office:meta>
</office:document-meta>
</file>